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709in" style:contextual-spacing="false" fo:text-align="center" style:justify-single-word="false"/>
    </style:style>
    <style:style style:name="P2" style:family="paragraph" style:parent-style-name="Standard">
      <style:paragraph-properties fo:margin-left="-0.0102in" fo:margin-right="0in" fo:text-indent="0in" style:auto-text-indent="false">
        <style:tab-stops>
          <style:tab-stop style:position="5.3547in" style:type="center"/>
        </style:tab-stops>
      </style:paragraph-properties>
      <style:text-properties officeooo:paragraph-rsid="001bffd3"/>
    </style:style>
    <style:style style:name="P3" style:family="paragraph" style:parent-style-name="Standard">
      <style:paragraph-properties fo:margin-left="0.4984in" fo:margin-right="0in" fo:text-indent="-0.0071in" style:auto-text-indent="false"/>
      <style:text-properties officeooo:paragraph-rsid="001bffd3"/>
    </style:style>
    <style:style style:name="P4" style:family="paragraph" style:parent-style-name="Standard">
      <style:paragraph-properties fo:margin-left="0.4882in" fo:margin-right="0in" fo:margin-top="0in" fo:margin-bottom="0in" style:contextual-spacing="false" fo:text-indent="-0.0071in" style:auto-text-indent="false"/>
      <style:text-properties officeooo:paragraph-rsid="001bffd3"/>
    </style:style>
    <style:style style:name="P5" style:family="paragraph" style:parent-style-name="Standard">
      <style:paragraph-properties fo:margin-left="-0.0102in" fo:margin-right="0.6228in" fo:text-indent="0.4917in" style:auto-text-indent="false"/>
    </style:style>
    <style:style style:name="P6" style:family="paragraph" style:parent-style-name="Standard">
      <style:paragraph-properties fo:margin-left="0.0071in" fo:margin-right="0.6228in" fo:text-indent="-0.0071in" style:auto-text-indent="false"/>
    </style:style>
    <style:style style:name="P7" style:family="paragraph" style:parent-style-name="Standard">
      <style:paragraph-properties fo:margin-left="-0.0035in" fo:margin-right="5.5665in" fo:text-indent="-0.0071in" style:auto-text-indent="false"/>
    </style:style>
    <style:style style:name="P8" style:family="paragraph" style:parent-style-name="Standard">
      <style:paragraph-properties fo:margin-left="-0.0035in" fo:margin-right="0in" fo:text-indent="-0.0071in" style:auto-text-indent="false"/>
    </style:style>
    <style:style style:name="P9" style:family="paragraph" style:parent-style-name="Standard">
      <style:paragraph-properties fo:margin-left="-0.0102in" fo:margin-right="0in" fo:text-indent="0.4917in" style:auto-text-indent="false"/>
    </style:style>
    <style:style style:name="P10" style:family="paragraph" style:parent-style-name="Standard">
      <style:paragraph-properties fo:margin-left="0.4984in" fo:margin-right="0in" fo:text-indent="-0.0071in" style:auto-text-indent="false"/>
    </style:style>
    <style:style style:name="P11" style:family="paragraph" style:parent-style-name="Standard">
      <style:paragraph-properties fo:margin-left="0.6819in" fo:margin-right="0in" fo:text-indent="-0.0071in" style:auto-text-indent="false"/>
    </style:style>
    <style:style style:name="P12" style:family="paragraph" style:parent-style-name="Standard">
      <style:paragraph-properties fo:margin-left="-0.0102in" fo:margin-right="0in" fo:text-indent="0.6709in" style:auto-text-indent="false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gr1" style:family="graphic">
      <style:graphic-properties fo:borde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lephon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yearsOld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username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year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onth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ay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Разрешение на проведение процедуры перманентного макияжа</text:span><text:span text:style-name="T2"/></text:p>
      <text:p text:style-name="P2"><text:span text:style-name="T1">«</text:span><text:span text:style-name="T1"><draw:control text:anchor-type="as-char" svg:y="-0.15in" draw:z-index="5" draw:name="yearsOld 1" draw:style-name="gr1" draw:text-style-name="P13" svg:width="0.3004in" svg:height="0.3004in" draw:control="control6"/></text:span><text:span text:style-name="T1">» </text:span><text:span text:style-name="T1"><draw:control text:anchor-type="as-char" svg:y="-0.1508in" draw:z-index="4" draw:name="yearsOld 2" draw:style-name="gr1" draw:text-style-name="P13" svg:width="0.3004in" svg:height="0.3004in" draw:control="control5"/></text:span><text:span text:style-name="T1"><text:s/></text:span><text:span text:style-name="T1"><draw:control text:anchor-type="as-char" svg:y="-0.15in" draw:z-index="3" draw:name="yearsOld 3" draw:style-name="gr1" draw:text-style-name="P13" svg:width="0.4004in" svg:height="0.3004in" draw:control="control4"/></text:span><text:span text:style-name="T1"><text:s/>г.<text:tab/>г. Киев</text:span><text:span text:style-name="T1"/></text:p>
      <text:p text:style-name="P3"><text:span text:style-name="T1">Я, </text:span><text:span text:style-name="T1"><draw:control text:anchor-type="as-char" svg:y="-0.15in" draw:z-index="2" draw:name="yearsOld 4" draw:style-name="gr1" draw:text-style-name="P13" svg:width="1.315in" svg:height="0.3004in" draw:control="control3"/></text:span><text:span text:style-name="T1"/></text:p>
      <text:p text:style-name="P5"><text:span text:style-name="T1">Даю разрешение специалисту (ученику) на проведение процедуры контурного макияжа.</text:span><text:span text:style-name="T1"/></text:p>
      <text:p text:style-name="P6"><text:span text:style-name="T1">- На БРОВЯХ</text:span><text:span text:style-name="T1"/></text:p>
      <text:p text:style-name="P7"><text:span text:style-name="T1">- На ГУБАХ</text:span><text:span text:style-name="T1"/></text:p>
      <text:p text:style-name="P7"><text:span text:style-name="T1">- На ВЕКАХ</text:span><text:span text:style-name="T1"/></text:p>
      <text:p text:style-name="P8"><text:span text:style-name="T1">- ПРОЧЕЕ (________________________).</text:span><text:span text:style-name="T1"/></text:p>
      <text:p text:style-name="P4"><text:span text:style-name="T1">Мой возраст </text:span><text:span text:style-name="T1"><draw:control text:anchor-type="as-char" svg:y="-0.15in" draw:z-index="1" draw:name="yearsOld 6" draw:style-name="gr1" draw:text-style-name="P13" svg:width="0.6185in" svg:height="0.3004in" draw:control="control2"/></text:span><text:span text:style-name="T1"/></text:p>
      <text:p text:style-name="P4"><text:span text:style-name="T1">Номер телефона </text:span><text:span text:style-name="T1"><draw:control text:anchor-type="as-char" svg:y="-0.15in" draw:z-index="0" draw:name="yearsOld 5" draw:style-name="gr1" draw:text-style-name="P13" svg:width="1.1087in" svg:height="0.3004in" draw:control="control1"/></text:span><text:span text:style-name="T1"/></text:p>
      <text:p text:style-name="P9"><text:span text:style-name="T1">Я знаю, что результат сохраняется несколько лет, а с учетом индивидуальных особенностей моей кожи и состояния иммунной системы пигмент на различных участках кожи может сохраняться различное время. Я полностью одобряю используемый цвет и форму бровей, линии глаз, губ и прочее.</text:span><text:span text:style-name="T1"/></text:p>
      <text:p text:style-name="P9"><text:span text:style-name="T1">Я предупрежден(-а), что ультрафиолетовое облучение (солнце, солярий) ускоряет процесс снижения интенсивности пигмента.</text:span><text:span text:style-name="T1"/></text:p>
      <text:p text:style-name="P10"><text:span text:style-name="T1">Я осознаю, что возможны:</text:span><text:span text:style-name="T1"/></text:p>
      <text:p text:style-name="P10"><text:span text:style-name="T1">- болевые ощущения во время проведения процедуры;</text:span><text:span text:style-name="T1"/></text:p>
      <text:p text:style-name="P10"><text:span text:style-name="T1">- осложнения после проведения процедуры в виде временной отечности, образования корочки и очень редко: аллергических реакций.</text:span><text:span text:style-name="T1"/></text:p>
      <text:p text:style-name="P9"><text:span text:style-name="T1">Я предупрежден(-а) о том, что после проведения процедуры для профилактики инфицирования и возникновения аллергической реакции желательно соблюдать следующие рекомендации:</text:span><text:span text:style-name="T1"/></text:p>
      <text:p text:style-name="P9"><text:span text:style-name="T1">- не пользоваться сауной и не загорать, а в течение 7 дней не плавать в бассейне и отрытых водоемах;</text:span><text:span text:style-name="T1"/></text:p>
      <text:p text:style-name="P10"><text:span text:style-name="T1">- придерживаться ухода, который рекомендовал мастер.</text:span><text:span text:style-name="T1"/></text:p>
      <text:p text:style-name="P9"><text:span text:style-name="T1">Я понимаю, что процедура считается полноценной, только после коррекции, которая необходима в 95% случаев. Процедура коррекции считается дополнительной в течение 2 месяцев после проведения первоначальной процедуры и оплачивается в соответствии с прайс-листом, действующим на день проведения процедуры.</text:span><text:span text:style-name="T1"/></text:p>
      <text:p text:style-name="P9"><text:span text:style-name="T1">Я предупрежден(-а) о том, что цветовая пигментация сразу после проведения процедуры на 40–60% ярче, чем последующий результат. Это происходит потому, что дополнительный слой пигмента прикрепляется к поверхности кожи. Краска светлеет сама по себе примерно через неделю и трудно удаляется.</text:span><text:span text:style-name="T1"/></text:p>
      <text:p text:style-name="P10"><text:span text:style-name="T1">Перед процедурой необходимо:</text:span><text:span text:style-name="T1"/></text:p>
      <text:p text:style-name="P8"><text:span text:style-name="T1">- снять макияж;</text:span><text:span text:style-name="T1"/></text:p>
      <text:p text:style-name="P8"><text:span text:style-name="T1">- при процедурах на веках – снять контактные линзы.</text:span><text:span text:style-name="T1"/></text:p>
      <text:p text:style-name="P9"><text:span text:style-name="T1">Мне рекомендовано планировать свои дела после процедуры с учетом возможных осложнений (покраснение кожи, отечность, образования корочки), необходимости применения холодных компрессов, специального препарата и ограничения в использовании макияжа. Я знаю, что процедура контурного макияжа на губах может провоцировать появление герпетической реакции у имеющих к этому склонность.</text:span><text:span text:style-name="T1"/></text:p>
      <text:p text:style-name="P9"><text:span text:style-name="T1">Я обязуюсь уведомить мастера в случае наличия одного из ниже перечисленных заболеваний: ОРВИ или грипп в текущее время, эпилепсия) СПИД, гепатит В,С,Д, туберкулез, сифилис.</text:span><text:span text:style-name="T1"/></text:p>
      <text:p text:style-name="P11"><text:span text:style-name="T1">Я не болею ничем из выше перечисленного</text:span><text:span text:style-name="T1"/></text:p>
      <text:p text:style-name="P11"><text:span text:style-name="T1">Я болею_________________________________________________________________</text:span><text:span text:style-name="T1"/></text:p>
      <text:p text:style-name="P12"><text:span text:style-name="T1">Я предупрежден(-а) о противопоказаниях к проведению процедуры контурного макияжа, которым являются:</text:span><text:span text:style-name="T1"/></text:p>
      <text:p text:style-name="P8"><text:span text:style-name="T1">- сахарный диабет;</text:span><text:span text:style-name="T1"/></text:p>
      <text:p text:style-name="P8"><text:soft-page-break/><text:span text:style-name="T1">- плохая свертываемость крови;</text:span><text:span text:style-name="T1"/></text:p>
      <text:p text:style-name="P8"><text:span text:style-name="T1">- склонность к образованию келоидных рубцов;</text:span><text:span text:style-name="T1"/></text:p>
      <text:p text:style-name="P8"><text:span text:style-name="T1">- беременность;</text:span><text:span text:style-name="T1"/></text:p>
      <text:p text:style-name="P8"><text:span text:style-name="T1">- активность герпеса или экзема.</text:span><text:span text:style-name="T1"/></text:p>
      <text:p text:style-name="P10"><text:span text:style-name="T1">И заверяю что вышеперечисленных противопоказаний у меня нет.</text:span><text:span text:style-name="T1"/></text:p>
      <text:p text:style-name="P9"><text:span text:style-name="T1">Я придерживалась всех рекомендаций по подготовке к процедуре, и ознакомлена с уходом после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118in" fo:margin-top="0in" fo:margin-bottom="0.002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693in" fo:margin-bottom="0.2154in" fo:margin-left="0.498in" fo:margin-right="0.3646in" style:writing-mode="lr-tb" style:layout-grid-color="#c0c0c0" style:layout-grid-lines="2846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ord</meta:initial-creator>
    <meta:editing-cycles>12</meta:editing-cycles>
    <meta:creation-date>2023-04-09T21:05:00</meta:creation-date>
    <dc:date>2023-05-15T02:52:07.163000000</dc:date>
    <meta:editing-duration>PT1H55M13S</meta:editing-duration>
    <meta:generator>LibreOffice/7.5.2.2$Windows_X86_64 LibreOffice_project/53bb9681a964705cf672590721dbc85eb4d0c3a2</meta:generator>
    <meta:print-date>2023-04-10T02:07:24.863000000</meta:print-date>
    <meta:document-statistic meta:table-count="0" meta:image-count="0" meta:object-count="0" meta:page-count="2" meta:paragraph-count="35" meta:word-count="380" meta:character-count="2892" meta:non-whitespace-character-count="2542"/>
    <meta:user-defined meta:name="AppVersion">16.0000</meta:user-defined>
    <meta:template xlink:type="simple" xlink:actuate="onRequest" xlink:title="Normal.dotm" xlink:href=""/>
  </office:meta>
</office:document-meta>
</file>